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, times"/>
  </office:font-face-decls>
  <office:automatic-styles>
    <style:style style:name="Table10" style:family="table">
      <style:table-properties style:width="15.921cm" table:align="left" style:writing-mode="lr-tb"/>
    </style:style>
    <style:style style:name="Table10.A" style:family="table-column">
      <style:table-column-properties style:column-width="6.248cm"/>
    </style:style>
    <style:style style:name="Table10.B" style:family="table-column">
      <style:table-column-properties style:column-width="9.673cm"/>
    </style:style>
    <style:style style:name="Table10.A1" style:family="table-cell">
      <style:table-cell-properties style:vertical-align="middle" fo:padding="0.049cm" fo:border-left="0.75pt solid #808080" fo:border-right="0.75pt solid #808080" fo:border-top="0.75pt solid #808080" fo:border-bottom="0.05pt solid #808080"/>
    </style:style>
    <style:style style:name="Table10.B1" style:family="table-cell">
      <style:table-cell-properties style:vertical-align="middle" fo:padding="0.049cm" fo:border-left="0.05pt solid #808080" fo:border-right="0.75pt solid #808080" fo:border-top="0.75pt solid #808080" fo:border-bottom="0.05pt solid #808080"/>
    </style:style>
    <style:style style:name="Table10.A2" style:family="table-cell">
      <style:table-cell-properties style:vertical-align="middle" fo:padding="0.049cm" fo:border-left="0.75pt solid #808080" fo:border-right="0.75pt solid #808080" fo:border-top="none" fo:border-bottom="0.05pt solid #808080"/>
    </style:style>
    <style:style style:name="Table10.B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e10.A11" style:family="table-cell">
      <style:table-cell-properties style:vertical-align="middle" fo:padding="0.049cm" fo:border-left="0.75pt solid #808080" fo:border-right="0.75pt solid #808080" fo:border-top="none" fo:border-bottom="0.75pt solid #808080"/>
    </style:style>
    <style:style style:name="Table10.B11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paragraph-properties fo:margin-left="0cm" fo:margin-right="0cm" fo:text-indent="1.27cm" style:auto-text-indent="false"/>
      <style:text-properties fo:language="en" fo:country="GB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language="en" fo:country="GB" officeooo:paragraph-rsid="00282c8d"/>
    </style:style>
    <style:style style:name="P4" style:family="paragraph" style:parent-style-name="Standard">
      <style:text-properties fo:language="en" fo:country="GB" officeooo:paragraph-rsid="0031485f"/>
    </style:style>
    <style:style style:name="P5" style:family="paragraph" style:parent-style-name="Standard">
      <style:text-properties fo:language="en" fo:country="GB" officeooo:paragraph-rsid="003399f2"/>
    </style:style>
    <style:style style:name="P6" style:family="paragraph" style:parent-style-name="Standard">
      <style:text-properties fo:language="en" fo:country="GB" fo:font-weight="bold" style:font-weight-asian="bold" style:font-weight-complex="bold"/>
    </style:style>
    <style:style style:name="P7" style:family="paragraph" style:parent-style-name="Text_20_body">
      <style:text-properties fo:language="en" fo:country="GB" officeooo:rsid="001bc026"/>
    </style:style>
    <style:style style:name="P8" style:family="paragraph" style:parent-style-name="Standard">
      <style:paragraph-properties fo:margin-left="1.27cm" fo:margin-right="0cm" fo:text-indent="0cm" style:auto-text-indent="false"/>
    </style:style>
    <style:style style:name="P9" style:family="paragraph" style:parent-style-name="Standard">
      <style:text-properties officeooo:rsid="001c1cb5" officeooo:paragraph-rsid="0035387a"/>
    </style:style>
    <style:style style:name="P10" style:family="paragraph" style:parent-style-name="Standard">
      <style:text-properties officeooo:rsid="003399f2" officeooo:paragraph-rsid="0035387a"/>
    </style:style>
    <style:style style:name="P11" style:family="paragraph" style:parent-style-name="Standard">
      <style:text-properties officeooo:paragraph-rsid="0035387a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3399f2" officeooo:paragraph-rsid="0035387a" style:font-weight-asian="bold" style:font-weight-complex="bold"/>
    </style:style>
    <style:style style:name="P13" style:family="paragraph" style:parent-style-name="Table_20_Contents">
      <style:text-properties fo:color="#1c1b1b" loext:opacity="100%"/>
    </style:style>
    <style:style style:name="P14" style:family="paragraph" style:parent-style-name="Table_20_Contents">
      <style:text-properties fo:color="#1c1b1b" loext:opacity="100%" style:font-name="times new roman" fo:font-size="13.5pt"/>
    </style:style>
    <style:style style:name="P15" style:family="paragraph" style:parent-style-name="Text_20_body">
      <style:text-properties officeooo:rsid="0032f39f" officeooo:paragraph-rsid="0032f39f"/>
    </style:style>
    <style:style style:name="P16" style:family="paragraph" style:parent-style-name="Standard">
      <style:text-properties officeooo:rsid="003de3ee" officeooo:paragraph-rsid="003de3ee"/>
    </style:style>
    <style:style style:name="P17" style:family="paragraph" style:parent-style-name="Text_20_body" style:list-style-name="">
      <style:paragraph-properties fo:line-height="108%" fo:text-align="start" style:justify-single-word="false" fo:orphans="2" fo:widows="2"/>
      <style:text-properties officeooo:rsid="0040400e" officeooo:paragraph-rsid="0040400e"/>
    </style:style>
    <style:style style:name="P18" style:family="paragraph" style:parent-style-name="Text_20_body" style:list-style-name="">
      <style:paragraph-properties fo:line-height="108%" fo:text-align="start" style:justify-single-word="false" fo:orphans="2" fo:widows="2"/>
      <style:text-properties officeooo:rsid="0041de03" officeooo:paragraph-rsid="0041de03"/>
    </style:style>
    <style:style style:name="P19" style:family="paragraph" style:parent-style-name="Heading_20_2" style:list-style-name="">
      <style:paragraph-properties fo:line-height="108%" fo:text-align="start" style:justify-single-word="false" fo:orphans="2" fo:widows="2"/>
      <style:text-properties officeooo:rsid="0040400e" officeooo:paragraph-rsid="0040400e"/>
    </style:style>
    <style:style style:name="P20" style:family="paragraph" style:parent-style-name="Heading_20_2">
      <style:text-properties officeooo:paragraph-rsid="0041de03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Heading_20_2">
      <style:text-properties fo:language="en" fo:country="GB" officeooo:rsid="00282c8d"/>
    </style:style>
    <style:style style:name="P23" style:family="paragraph" style:parent-style-name="Heading_20_2">
      <style:paragraph-properties fo:break-before="page"/>
      <style:text-properties officeooo:paragraph-rsid="0035387a"/>
    </style:style>
    <style:style style:name="P24" style:family="paragraph" style:parent-style-name="Heading_20_2">
      <style:paragraph-properties fo:break-before="page"/>
      <style:text-properties officeooo:paragraph-rsid="0031485f"/>
    </style:style>
    <style:style style:name="P25" style:family="paragraph" style:parent-style-name="Standard" style:list-style-name="L1">
      <style:text-properties officeooo:paragraph-rsid="0041de03"/>
    </style:style>
    <style:style style:name="P26" style:family="paragraph" style:parent-style-name="Standard" style:list-style-name="L1">
      <style:paragraph-properties fo:line-height="108%" fo:text-align="start" style:justify-single-word="false" fo:orphans="2" fo:widows="2"/>
      <style:text-properties officeooo:rsid="0041de03" officeooo:paragraph-rsid="0041de03"/>
    </style:style>
    <style:style style:name="P27" style:family="paragraph" style:parent-style-name="Standard" style:list-style-name="">
      <style:paragraph-properties fo:line-height="108%" fo:text-align="start" style:justify-single-word="false" fo:orphans="2" fo:widows="2"/>
      <style:text-properties officeooo:rsid="003399f2" officeooo:paragraph-rsid="0035387a"/>
    </style:style>
    <style:style style:name="P28" style:family="paragraph" style:parent-style-name="Standard">
      <style:paragraph-properties style:writing-mode="lr-tb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3de3ee" officeooo:paragraph-rsid="003de3ee" style:font-size-asian="11pt" style:font-style-asian="normal" style:font-weight-asian="normal" style:text-emphasize="none"/>
    </style:style>
    <style:style style:name="P2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98721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text-properties fo:font-size="12pt"/>
    </style:style>
    <style:style style:name="P34" style:family="paragraph">
      <style:paragraph-properties fo:text-align="center"/>
      <style:text-properties fo:font-size="12pt"/>
    </style:style>
    <style:style style:name="P35" style:family="paragraph">
      <loext:graphic-properties draw:fill-color="#ffffff"/>
      <style:text-properties fo:font-size="11pt"/>
    </style:style>
    <style:style style:name="P36" style:family="paragraph">
      <loext:graphic-properties draw:fill="none" draw:fill-color="#ffffff"/>
      <style:paragraph-properties style:writing-mode="lr-tb"/>
      <style:text-properties fo:font-size="12pt"/>
    </style:style>
    <style:style style:name="P37" style:family="paragraph">
      <loext:graphic-properties draw:fill="none" draw:fill-color="#ffffff"/>
      <style:text-properties fo:font-size="11pt"/>
    </style:style>
    <style:style style:name="P38" style:family="paragraph">
      <style:paragraph-properties fo:text-align="center"/>
      <style:text-properties fo:font-size="11pt"/>
    </style:style>
    <style:style style:name="P39" style:family="paragraph">
      <loext:graphic-properties draw:fill="none" draw:fill-color="#ffffff"/>
      <style:paragraph-properties style:writing-mode="lr-tb"/>
      <style:text-properties fo:font-size="11pt"/>
    </style:style>
    <style:style style:name="P40" style:family="paragraph">
      <style:paragraph-properties fo:text-align="center"/>
    </style:style>
    <style:style style:name="P41" style:family="paragraph">
      <loext:graphic-properties draw:fill="none" draw:fill-color="#ffffff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fo:language="en" fo:country="GB" officeooo:rsid="001bc026"/>
    </style:style>
    <style:style style:name="T3" style:family="text">
      <style:text-properties fo:language="en" fo:country="GB" officeooo:rsid="001c1cb5"/>
    </style:style>
    <style:style style:name="T4" style:family="text">
      <style:text-properties fo:language="en" fo:country="GB" officeooo:rsid="00282c8d"/>
    </style:style>
    <style:style style:name="T5" style:family="text">
      <style:text-properties fo:language="en" fo:country="GB" officeooo:rsid="00282c8d" fo:background-color="#ffff00" loext:char-shading-value="0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29c42e" fo:background-color="#ffff00" loext:char-shading-value="0"/>
    </style:style>
    <style:style style:name="T8" style:family="text">
      <style:text-properties officeooo:rsid="003a499e" fo:background-color="#ffff00" loext:char-shading-value="0"/>
    </style:style>
    <style:style style:name="T9" style:family="text">
      <style:text-properties officeooo:rsid="001e6d95"/>
    </style:style>
    <style:style style:name="T10" style:family="text">
      <style:text-properties officeooo:rsid="00282c8d"/>
    </style:style>
    <style:style style:name="T11" style:family="text">
      <style:text-properties officeooo:rsid="0029c42e"/>
    </style:style>
    <style:style style:name="T12" style:family="text">
      <style:text-properties officeooo:rsid="0031485f"/>
    </style:style>
    <style:style style:name="T13" style:family="text">
      <style:text-properties officeooo:rsid="0032f39f"/>
    </style:style>
    <style:style style:name="T14" style:family="text">
      <style:text-properties style:font-name="times new roman" fo:font-size="13.5pt"/>
    </style:style>
    <style:style style:name="T15" style:family="text">
      <style:text-properties fo:color="#1c1b1b" loext:opacity="100%" style:font-name="times new roman" fo:font-size="13.5pt"/>
    </style:style>
    <style:style style:name="T16" style:family="text">
      <style:text-properties officeooo:rsid="003a499e"/>
    </style:style>
    <style:style style:name="T17" style:family="text">
      <style:text-properties officeooo:rsid="003c4398"/>
    </style:style>
    <style:style style:name="T18" style:family="text">
      <style:text-properties style:use-window-font-color="true" loext:opacity="0%" style:text-underline-style="none"/>
    </style:style>
    <style:style style:name="T19" style:family="text">
      <style:text-properties style:use-window-font-color="true" loext:opacity="0%" style:text-underline-style="none" fo:font-weight="bold" style:font-weight-asian="bold" style:font-weight-complex="bold"/>
    </style:style>
    <style:style style:name="T20" style:family="text">
      <style:text-properties officeooo:rsid="003fd2b3"/>
    </style:style>
    <style:style style:name="T21" style:family="text">
      <style:text-properties fo:font-size="12pt"/>
    </style:style>
    <style:style style:name="T22" style:family="text">
      <style:text-properties fo:font-size="11pt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45cm" fo:min-width="1.462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1.483cm" fo:min-width="1.233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987219" draw:textarea-horizontal-align="justify" draw:textarea-vertical-align="middle" draw:auto-grow-height="false" fo:min-height="0.205cm" fo:min-width="1.453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987219" draw:textarea-horizontal-align="justify" draw:textarea-vertical-align="middle" draw:auto-grow-height="false" fo:min-height="0.026cm" fo:min-width="1.473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987219" draw:textarea-horizontal-align="justify" draw:textarea-vertical-align="middle" draw:auto-grow-height="false" fo:min-height="0cm" fo:min-width="3.082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987219" draw:textarea-horizontal-align="justify" draw:textarea-vertical-align="middle" draw:auto-grow-height="false" fo:min-height="0.025cm" fo:min-width="1.471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101cm" svg:stroke-color="#3465a4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style:run-through="foreground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1.748cm" fo:min-width="0.609cm" style:run-through="foreground"/>
    </style:style>
    <style:style style:name="gr13" style:family="graphic">
      <style:graphic-properties draw:textarea-horizontal-align="justify" draw:textarea-vertical-align="middle" draw:auto-grow-height="false" fo:min-height="0.296cm" fo:min-width="0.953cm" style:run-through="foreground"/>
    </style:style>
    <style:style style:name="gr14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15" style:family="graphic">
      <style:graphic-properties draw:textarea-horizontal-align="center" draw:textarea-vertical-align="middle" style:run-through="foreground"/>
    </style:style>
    <style:style style:name="gr16" style:family="graphic">
      <style:graphic-properties draw:textarea-horizontal-align="justify" draw:textarea-vertical-align="middle" draw:auto-grow-height="false" fo:min-height="0.624cm" fo:min-width="4.343cm" style:run-through="foreground"/>
    </style:style>
    <style:style style:name="gr17" style:family="graphic">
      <style:graphic-properties draw:fill-color="#ffffff" draw:textarea-horizontal-align="justify" draw:textarea-vertical-align="middle" draw:auto-grow-height="false" fo:min-height="0.145cm" fo:min-width="0.169cm" style:run-through="foreground"/>
    </style:style>
    <style:style style:name="gr18" style:family="graphic">
      <style:graphic-properties svg:stroke-color="#00a933" draw:fill="none" draw:fill-color="#ffffff" fo:min-height="1.157cm" style:run-through="foreground"/>
      <style:paragraph-properties style:writing-mode="lr-tb"/>
    </style:style>
    <style:style style:name="gr19" style:family="graphic">
      <style:graphic-properties draw:textarea-horizontal-align="justify" draw:textarea-vertical-align="middle" draw:auto-grow-height="false" fo:min-height="1.75cm" fo:min-width="0.61cm" style:run-through="foreground"/>
    </style:style>
    <style:style style:name="gr20" style:family="graphic">
      <style:graphic-properties draw:textarea-horizontal-align="justify" draw:textarea-vertical-align="middle" draw:auto-grow-height="false" fo:min-height="0.141cm" fo:min-width="1.214cm" style:run-through="foreground"/>
    </style:style>
    <style:style style:name="gr21" style:family="graphic">
      <style:graphic-properties draw:fill="none" draw:fill-color="#ffffff" fo:min-height="1.483cm" style:run-through="foreground"/>
      <style:paragraph-properties style:writing-mode="lr-tb"/>
    </style:style>
    <style:style style:name="gr22" style:family="graphic">
      <style:graphic-properties draw:stroke="dash" draw:stroke-dash="Long_20_Dot" svg:stroke-width="0.101cm" svg:stroke-color="#00a933" draw:marker-start-width="0.503cm" draw:marker-end-width="0.503cm" svg:stroke-linecap="butt" draw:fill="none" draw:fill-color="#ffffff" draw:textarea-horizontal-align="justify" draw:textarea-vertical-align="middle" draw:auto-grow-height="false" fo:min-height="0.949cm" fo:min-width="0.963cm" fo:padding-top="0.049cm" fo:padding-bottom="0.049cm" fo:padding-left="0.049cm" fo:padding-right="0.049cm" style:run-through="foreground"/>
    </style:style>
    <style:style style:name="gr23" style:family="graphic">
      <style:graphic-properties svg:stroke-width="0.101cm" svg:stroke-color="#00a933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24" style:family="graphic">
      <style:graphic-properties svg:stroke-color="#00a933" draw:fill="none" draw:fill-color="#ffffff" fo:min-height="1.159cm" style:run-through="foreground"/>
      <style:paragraph-properties style:writing-mode="lr-tb"/>
    </style:style>
    <style:style style:name="gr25" style:family="graphic">
      <style:graphic-properties draw:stroke="dash" draw:stroke-dash="Long_20_Dash" svg:stroke-width="0.101cm" draw:marker-start-width="0.503cm" draw:marker-end-width="0.503cm" svg:stroke-linecap="butt" draw:textarea-horizontal-align="center" draw:textarea-vertical-align="middle" fo:padding-top="0.049cm" fo:padding-bottom="0.049cm" fo:padding-left="0.049cm" fo:padding-right="0.049cm" style:run-through="foreground"/>
    </style:style>
    <style:style style:name="gr26" style:family="graphic">
      <style:graphic-properties draw:fill="none" draw:fill-color="#ffffff" fo:min-height="1.358cm" style:run-through="foreground"/>
      <style:paragraph-properties style:writing-mode="lr-tb"/>
    </style:style>
    <style:style style:name="gr27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textarea-horizontal-align="justify" draw:textarea-vertical-align="middle" draw:auto-grow-height="false" fo:min-height="1.783cm" fo:min-width="0.67cm" style:run-through="foreground"/>
    </style:style>
    <style:style style:name="gr29" style:family="graphic">
      <style:graphic-properties draw:textarea-horizontal-align="justify" draw:textarea-vertical-align="middle" draw:auto-grow-height="false" fo:min-height="0.303cm" fo:min-width="1.048cm" style:run-through="foreground"/>
    </style:style>
    <style:style style:name="gr30" style:family="graphic">
      <style:graphic-properties draw:textarea-horizontal-align="justify" draw:textarea-vertical-align="middle" draw:auto-grow-height="false" fo:min-height="1.783cm" fo:min-width="0.672cm" style:run-through="foreground"/>
    </style:style>
    <style:style style:name="gr31" style:family="graphic">
      <style:graphic-properties draw:textarea-horizontal-align="justify" draw:textarea-vertical-align="middle" draw:auto-grow-height="false" fo:min-height="0.639cm" fo:min-width="4.78cm" style:run-through="foreground"/>
    </style:style>
    <style:style style:name="gr32" style:family="graphic">
      <style:graphic-properties draw:fill-color="#ffffff" draw:textarea-horizontal-align="justify" draw:textarea-vertical-align="middle" draw:auto-grow-height="false" fo:min-height="0.15cm" fo:min-width="0.187cm" style:run-through="foreground"/>
    </style:style>
    <style:style style:name="gr33" style:family="graphic">
      <style:graphic-properties draw:fill="none" draw:fill-color="#ffffff" fo:min-height="1.184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2"><draw:g text:anchor-type="paragraph" draw:z-index="2" draw:name="Group object 1" draw:style-name="gr1"><draw:g draw:style-name="gr2"><draw:custom-shape draw:style-name="gr3" draw:text-style-name="P29" svg:width="3.502cm" svg:height="1.251cm" svg:x="9.076cm" svg:y="9.01cm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style-name="gr3" draw:text-style-name="P29" svg:width="3.502cm" svg:height="1.251cm" svg:x="2.576cm" svg:y="9.01cm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style-name="gr4" draw:text-style-name="P30" svg:width="2.451cm" svg:height="2.451cm" svg:x="3.126cm" svg:y="9.3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30" svg:width="2.451cm" svg:height="2.451cm" svg:x="9.626cm" svg:y="9.3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line draw:style-name="gr5" draw:text-style-name="P31" svg:x1="-0.424cm" svg:y1="10.294cm" svg:x2="14.576cm" svg:y2="10.294cm"><text:p/></draw:line><draw:line draw:style-name="gr5" draw:text-style-name="P31" svg:x1="-0.424cm" svg:y1="10.269cm" svg:x2="1.326cm" svg:y2="7.019cm"><text:p/></draw:line><draw:polyline draw:style-name="gr5" draw:text-style-name="P31" svg:width="11.497cm" svg:height="11.389cm" draw:transform="skewX (0.000349065850398877) rotate (0.708778209234897) translate (1.13521309229879cm 6.79316084872134cm)" svg:viewBox="0 0 11498 11390" draw:points="0,297 3878,0 9194,4556 11282,6346 11498,6861 11363,7404 7947,11390"><text:p/></draw:polyline><draw:g draw:style-name="gr2"><draw:custom-shape draw:style-name="gr6" draw:text-style-name="P32" svg:width="2.001cm" svg:height="0.502cm" svg:x="3.325cm" svg:y="8.4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" draw:text-style-name="P32" svg:width="2.003cm" svg:height="0.306cm" draw:transform="skewX (0.915250659745826) rotate (0.915948791446624) translate (2.10608333333333cm 10.0224166666667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8" draw:text-style-name="P32" svg:width="3.608cm" svg:height="0.276cm" draw:transform="skewX (0.984714763975201) rotate (0.983143967648406) translate (5.32694444444444cm 8.43491666666667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2"><draw:custom-shape draw:style-name="gr6" draw:text-style-name="P32" svg:width="2.001cm" svg:height="0.502cm" svg:x="9.825cm" svg:y="8.4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draw:text-style-name="P32" svg:width="2.001cm" svg:height="0.304cm" draw:transform="skewX (0.92031211457661) rotate (0.916646923147422) translate (8.60777777777778cm 10.0224166666667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8" draw:text-style-name="P32" svg:width="3.608cm" svg:height="0.276cm" draw:transform="skewX (0.984714763975201) rotate (0.983143967648406) translate (11.8251111111111cm 8.43491666666667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line draw:style-name="gr10" draw:text-style-name="P31" svg:x1="4.079cm" svg:y1="4.269cm" svg:x2="1.329cm" svg:y2="7.019cm"><text:p/></draw:line></draw:g><text:bookmark-start text:name="__DdeLink__512_1446729069"/><text:bookmark-start text:name="__DdeLink__508_1446729069"/>OpenHUDware.car</text:h>
      <text:h text:style-name="P17" text:outline-level="2"/>
      <text:h text:style-name="P17" text:outline-level="2">This open source design outlines a DIY electric vehicle. The design is loosely based on quad coptor drones with 4 independent motors removing the need for a traditional drivetrain. The control system is also electronic as in drones, removing the need for a mechanical steering column. </text:h>
      <text:h text:style-name="P17" text:outline-level="2"/>
      <text:h text:style-name="P17" text:outline-level="2"/>
      <text:h text:style-name="P17" text:outline-level="2"/>
      <text:h text:style-name="P17" text:outline-level="2"/>
      <text:h text:style-name="P17" text:outline-level="2"/>
      <text:h text:style-name="P17" text:outline-level="2"/>
      <text:h text:style-name="P17" text:outline-level="2"/>
      <text:h text:style-name="P17" text:outline-level="2"/>
      <text:h text:style-name="P17" text:outline-level="2"/>
      <text:h text:style-name="P17" text:outline-level="2"/>
      <text:h text:style-name="P17" text:outline-level="2"/>
      <text:h text:style-name="P18" text:outline-level="2">The design is intended as a platform to run OpenHUD software, using an LCD screen as a replacement for the traditional windscreen. Basically because I’ve wanted cars to have HUDs since I was a kid. Realistically these are two completely seperate projects and you could put an LCD on any old car, or have a DIY electric car without it. </text:h>
      <text:h text:style-name="P18" text:outline-level="2">Ardupilot-rover open source software is used as the backbone of the control system. </text:h>
      <text:h text:style-name="P18" text:outline-level="2">Additional work could be done to integrate google maps navigation with something like missionplanner or QgroundStation to make the car follow a predefined route. </text:h>
      <text:h text:style-name="P18" text:outline-level="2">OpenHUD has object detection capabilities, but the neural networks used in OpenHUD would need additional training before full self-driving capabilities could be used. <text:bookmark-end text:name="__DdeLink__508_1446729069"/></text:h>
      <text:h text:style-name="P20" text:outline-level="2">Design alternatives</text:h>
      <text:list xml:id="list3139379599" text:style-name="L1">
        <text:list-item>
          <text:p text:style-name="P25"><text:span text:style-name="T4">build a basic frame from scratch without any trim or comfort features. Allows independent suspension and steering. Allows zero turn. finished cost (estimated) </text:span><text:span text:style-name="T5">~$10,000. </text:span></text:p>
        </text:list-item>
        <text:list-item>
          <text:h text:style-name="P26" text:outline-level="2">get an old car for like<text:span text:style-name="T6"> $500</text:span> <text:span text:style-name="T11">(</text:span><text:span text:style-name="T7">+~$2500 </text:span><text:span text:style-name="T11">for motors and batteries) </text:span>and gut it. <text:span text:style-name="T1">Small car weighs around 1300kg, </text:span><text:span text:style-name="T4">removing the motor and un-needed components should bring it down close enough to 1000kg.</text:span></text:h>
        </text:list-item>
      </text:list>
      <text:h text:style-name="P21" text:outline-level="2">Design Power</text:h>
      <text:p text:style-name="P3"><text:span text:style-name="T10">As a basis for comparison the </text:span>Mini Cooper S <text:span text:style-name="T10">has a power to weight ratio of</text:span> 100W/kg. <text:span text:style-name="T10">The least powerful Tesla has a motor power of around 200kw. Assuming around half of this power for a first time build</text:span></text:p>
      <text:p text:style-name="P2">100kW (4x25kW motors) = 1000kg @ 100W/kg <text:span text:style-name="T10">(e.g. 100W/kg)</text:span></text:p>
      <text:p text:style-name="P6">work per wheel</text:p>
      <text:p text:style-name="P1">1000kg/4 wheels = 250kg</text:p>
      <text:p text:style-name="P1">r=0.241m</text:p>
      <text:p text:style-name="P1">T= <text:span text:style-name="T17">F * d</text:span></text:p>
      <text:p text:style-name="P1">35 = m*a*d <text:tab/><text:tab/><text:span text:style-name="T17">(motor torque is 35Nm </text:span><text:span text:style-name="T20">per motor </text:span><text:span text:style-name="T17">see below)</text:span></text:p>
      <text:p text:style-name="P1"><text:span text:style-name="T17">35 </text:span>=250*0.241*a</text:p>
      <text:p text:style-name="P1">a=0.58m/s/s</text:p>
      <text:p text:style-name="P1"/>
      <text:p text:style-name="P1">v=ut+0.5at^2</text:p>
      <text:p text:style-name="P1">60(/3.6)=0+0.5*0.5*t^2</text:p>
      <text:p text:style-name="P1">t=8.12</text:p>
      <text:p text:style-name="P1">0-60km/h in approx 8.5 seconds</text:p>
      <text:h text:style-name="P22" text:outline-level="2"/>
      <text:h text:style-name="Heading_20_2" text:outline-level="2"><text:span text:style-name="T1">Design weight</text:span><text:span text:style-name="T2">s and cost</text:span></text:h>
      <text:p text:style-name="P7"/>
      <text:p text:style-name="P7"><draw:frame draw:style-name="fr1" draw:name="Object1" text:anchor-type="char" svg:width="11.024cm" svg:height="8.063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h text:style-name="P23" text:outline-level="2">STEERING, <text:span text:style-name="T9">DRIVE </text:span>AND SUSPENSION</text:h>
      <text:p text:style-name="P11"/>
      <text:p text:style-name="P9">Independant suspension at each wheel.</text:p>
      <text:p text:style-name="P9"><draw:g text:anchor-type="paragraph" draw:z-index="0" draw:name="DrawObject1" draw:style-name="gr27"><draw:custom-shape draw:name="Shape 1" draw:style-name="gr28" svg:width="0.742cm" svg:height="1.855cm" svg:x="1.506cm" svg:y="1.2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2" draw:style-name="gr29" svg:width="2.095cm" svg:height="0.913cm" svg:x="3.711cm" svg:y="0.736cm"><text:p/>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Shape 3" draw:style-name="gr30" draw:text-style-name="P33" svg:width="0.743cm" svg:height="1.855cm" svg:x="7.304cm" svg:y="1.25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Line 1" draw:style-name="gr14" draw:text-style-name="P40" svg:x1="2.636cm" svg:y1="0.887cm" svg:x2="2.247cm" svg:y2="2.006cm"><text:p/></draw:line><draw:line draw:name="Vertical line 1" draw:style-name="gr15" draw:text-style-name="P40" svg:x1="3.84cm" svg:y1="2.501cm" svg:x2="3.84cm" svg:y2="2.581cm"><text:p/></draw:line><draw:custom-shape draw:name="Shape 4" draw:style-name="gr31" svg:width="4.781cm" svg:height="0.639cm" svg:x="2.284cm" svg:y="0.293cm"><text:p/><draw:enhanced-geometry svg:viewBox="0 0 21600 21600" draw:type="rectangle" draw:enhanced-path="M 0 0 L 21600 0 21600 21600 0 21600 0 0 Z N"/></draw:custom-shape><draw:line draw:name="Line 2" draw:style-name="gr14" draw:text-style-name="P40" svg:x1="6.713cm" svg:y1="0.932cm" svg:x2="7.306cm" svg:y2="2.131cm"><text:p/></draw:line><draw:line draw:name="Line 3" draw:style-name="gr14" draw:text-style-name="P40" svg:x1="4.841cm" svg:y1="1.668cm" svg:x2="7.305cm" svg:y2="2.133cm"><text:p/></draw:line><draw:line draw:name="Line 4" draw:style-name="gr14" draw:text-style-name="P34" svg:x1="4.711cm" svg:y1="1.668cm" svg:x2="2.247cm" svg:y2="2.133cm"><text:p/></draw:line><draw:custom-shape draw:name="Shape 5" draw:style-name="gr32" draw:text-style-name="P35" svg:width="0.262cm" svg:height="0.211cm" svg:x="4.583cm" svg:y="1.5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aption draw:name="Callout 1" draw:style-name="gr33" draw:text-style-name="P41" svg:width="2.52cm" svg:height="1.184cm" svg:x="8.788cm" svg:y="0.277cm" draw:caption-point-x="-1.909cm" draw:caption-point-y="1.215cm"><text:p>Mc Pherson Struts</text:p></draw:caption><draw:caption draw:name="Callout 2" draw:style-name="gr33" draw:text-style-name="P41" svg:width="2.095cm" svg:height="1.184cm" svg:x="1.173cm" svg:y="3.697cm" draw:caption-point-x="4.225cm" draw:caption-point-y="-1.87cm"><text:p>Tie / sway</text:p></draw:caption></draw:g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draw:g text:anchor-type="paragraph" draw:z-index="1" draw:name="DrawObject2" draw:style-name="gr11"><draw:custom-shape draw:name="Shape 6" draw:style-name="gr12" draw:text-style-name="P33" svg:width="0.673cm" svg:height="1.812cm" svg:x="2.217cm" svg:y="4.8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7" draw:style-name="gr13" draw:text-style-name="P33" svg:width="1.902cm" svg:height="0.892cm" svg:x="4.219cm" svg:y="4.419cm"><text:p/>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name="Line 5" draw:style-name="gr14" draw:text-style-name="P34" svg:x1="3.243cm" svg:y1="4.564cm" svg:x2="2.889cm" svg:y2="5.657cm"><text:p/></draw:line><draw:line draw:name="Vertical line 2" draw:style-name="gr15" draw:text-style-name="P34" svg:x1="4.339cm" svg:y1="6.14cm" svg:x2="4.339cm" svg:y2="6.218cm"><text:p/></draw:line><draw:custom-shape draw:name="Shape 8" draw:style-name="gr16" draw:text-style-name="P33" svg:width="4.343cm" svg:height="0.625cm" svg:x="2.923cm" svg:y="3.986cm"><text:p/><draw:enhanced-geometry svg:viewBox="0 0 21600 21600" draw:type="rectangle" draw:enhanced-path="M 0 0 L 21600 0 21600 21600 0 21600 0 0 Z N"/></draw:custom-shape><draw:line draw:name="Line 6" draw:style-name="gr14" draw:text-style-name="P34" svg:x1="5.127cm" svg:y1="5.328cm" svg:x2="2.889cm" svg:y2="5.782cm"><text:p/></draw:line><draw:custom-shape draw:name="Shape 11" draw:style-name="gr17" draw:text-style-name="P35" svg:width="0.241cm" svg:height="0.205cm" svg:x="5.01cm" svg:y="5.2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aption draw:name="Callout 5" draw:style-name="gr18" draw:text-style-name="P36" svg:width="1.904cm" svg:height="1.158cm" svg:x="1.914cm" svg:y="7.313cm" draw:caption-point-x="4.713cm" draw:caption-point-y="-1.296cm"><text:p><text:span text:style-name="T21">Motor</text:span></text:p></draw:caption><draw:g draw:name="DrawObject 1" draw:style-name="gr2"><draw:custom-shape draw:name="Shape 9" draw:style-name="gr19" draw:text-style-name="P33" svg:width="0.675cm" svg:height="1.814cm" svg:x="8.846cm" svg:y="4.6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0" draw:style-name="gr20" draw:text-style-name="P33" svg:width="1.214cm" svg:height="0.142cm" svg:x="6.338cm" svg:y="5.191cm"><text:p/><draw:enhanced-geometry svg:viewBox="0 0 21600 21600" draw:type="rectangle" draw:enhanced-path="M 0 0 L 21600 0 21600 21600 0 21600 0 0 Z N"/></draw:custom-shape><draw:caption draw:name="Callout 3" draw:style-name="gr21" draw:text-style-name="P36" svg:width="3.065cm" svg:height="1.484cm" svg:x="9.082cm" svg:y="3.224cm" draw:caption-point-x="-1.954cm" draw:caption-point-y="2.108cm"><text:p><text:span text:style-name="T21">Linear Actuator for steering</text:span></text:p></draw:caption><draw:custom-shape draw:name="Shape 13" draw:style-name="gr22" draw:text-style-name="P37" svg:width="1.063cm" svg:height="1.049cm" svg:x="6.338cm" svg:y="4.833cm"><text:p/><draw:enhanced-geometry svg:viewBox="0 0 21600 21600" draw:type="rectangle" draw:enhanced-path="M 0 0 L 21600 0 21600 21600 0 21600 0 0 Z N"/></draw:custom-shape><draw:line draw:name="Line 7" draw:style-name="gr23" draw:text-style-name="P38" svg:x1="7.396cm" svg:y1="5.424cm" svg:x2="8.843cm" svg:y2="5.424cm"><text:p/></draw:line><draw:caption draw:name="Callout 4" draw:style-name="gr24" draw:text-style-name="P39" svg:width="1.248cm" svg:height="1.16cm" svg:x="5.8cm" svg:y="7.175cm" draw:caption-point-x="2.205cm" draw:caption-point-y="-1.75cm"><text:p><text:span text:style-name="T22">CV axle</text:span></text:p></draw:caption><draw:line draw:name="Line 8" draw:style-name="gr25" draw:text-style-name="P38" svg:x1="7.553cm" svg:y1="5.19cm" svg:x2="8.849cm" svg:y2="5.206cm"><text:p/></draw:line><draw:caption draw:name="Callout 9" draw:style-name="gr26" draw:text-style-name="P39" svg:width="2.229cm" svg:height="1.359cm" svg:x="9.654cm" svg:y="7.487cm" draw:caption-point-x="-1.397cm" draw:caption-point-y="-2.281cm"><text:p><text:span text:style-name="T22">Steering Tie</text:span></text:p></draw:caption></draw:g></draw:g>A linear actuator is used at each wheel to push/pull the wheel around its vertical axis in order to steer. This allows each wheel to steer independantly.</text:p>
      <text:p text:style-name="P10"/>
      <text:p text:style-name="P12">EXPANDED VIEW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27" text:outline-level="2">A Motor is attached to each wheel, connected by a CV axel. This allows each wheel to spin independantly without requiring a diff, and also allows wheels to spin in opposite directions, allowing zero turn functionality.</text:h>
      <text:h text:style-name="P24" text:outline-level="2">Motors</text:h>
      <text:p text:style-name="Standard">MOTOR: MP-120100</text:p>
      <text:p text:style-name="Standard">MAX VOLT: 100V</text:p>
      <text:p text:style-name="Standard">MAX POWER: 22000W-25000W</text:p>
      <text:p text:style-name="Standard">MAX DRAW: 220-250A</text:p>
      <text:p text:style-name="Standard">ESC: ~250A</text:p>
      <text:p text:style-name="Standard">Rated power:12kw</text:p>
      <text:p text:style-name="Standard">Sustained draw: 120A @ 100V</text:p>
      <text:p text:style-name="Standard"/>
      <text:p text:style-name="Standard">SIZE: 120 x 120 ( without shaft )</text:p>
      <text:p text:style-name="Standard">Stator: 60mm</text:p>
      <text:p text:style-name="Standard">WEIGHT (g): 3.935</text:p>
      <text:p text:style-name="Standard">SHAFT: 12mm</text:p>
      <text:p text:style-name="Standard">MAX TORQUE: 35Nm <text:span text:style-name="T12">(</text:span>tesla roadster produces maximum torque of 270 N⋅m, <text:span text:style-name="T13">Almost double the torque per wheel, which makes sense – it also has double the total power at around 50kw/wheel</text:span><text:span text:style-name="T12">)</text:span></text:p>
      <text:p text:style-name="P1"><text:bookmark-start text:name="__DdeLink__1494_2687781849"/><text:span text:style-name="Internet_20_link">https://www.alibaba.com/product-detail/40hp-25KW-Outrunner-Electric-Motorcycle-Paraglider_60468056520.html?spm=a2700.wholesale.0.0.190e61e8YvrVye</text:span><text:bookmark-end text:name="__DdeLink__1494_2687781849"/></text:p>
      <text:p text:style-name="P1"/>
      <text:h text:style-name="Heading_20_2" text:outline-level="2">Battery </text:h>
      <text:p text:style-name="Text_20_body">Nissan leaf has 40kwh @350V =150Ah</text:p>
      <text:p text:style-name="Text_20_body">Tesla Roadster 53kWh = 320km</text:p>
      <text:p text:style-name="Text_20_body">Roadster uses 13.5 kWh/100km</text:p>
      <text:p text:style-name="Text_20_body">Battery Capacity of 13.5-15kW should provide about 100km range.</text:p>
      <text:p text:style-name="Text_20_body">15kWh/100V = 150Ah </text:p>
      <text:p text:style-name="P15">This requires 7 of the following batteries in series.</text:p>
      <text:p text:style-name="P1"><text:a xlink:type="simple" xlink:href="https://www.alibaba.com/product-detail/CATL-4S1P-14-8V-150Ah-NMC_1600543065321.html?spm=a2700.galleryofferlist.normal_offer.d_title.1d8459b2kz6k64" text:style-name="Internet_20_link" text:visited-style-name="Visited_20_Internet_20_Link"><text:span text:style-name="Internet_20_link">https://www.alibaba.com/product-detail/CATL-4S1P-14-8V-150Ah-NMC_1600543065321.html?spm=a2700.galleryofferlist.normal_offer.d_title.1d8459b2kz6k64</text:span></text:a></text:p>
      <text:p text:style-name="P1"><text:span text:style-name="Internet_20_link"/></text:p>
      <text:h text:style-name="Heading_20_1" text:outline-level="1"><text:span text:style-name="Internet_20_link"/></text:h>
      <text:p text:style-name="Text_20_body"><text:span text:style-name="Internet_20_link"/></text:p>
      <text:h text:style-name="P21" text:outline-level="2"><text:span text:style-name="Internet_20_link"><text:span text:style-name="T19">SEATS</text:span></text:span></text:h>
      <text:p text:style-name="P4"><text:a xlink:type="simple" xlink:href="https://www.alibaba.com/product-detail/Black-Fiber-Glass-for-Universal-Automobile_60786999946.html?spm=a2700.galleryofferlist.0.0.13a816fckn73oM" text:style-name="Internet_20_link" text:visited-style-name="Visited_20_Internet_20_Link"><text:span text:style-name="Internet_20_link">https://www.alibaba.com/product-detail/Black-Fiber-Glass-for-Universal-Automobile_60786999946.html?spm=a2700.galleryofferlist.0.0.13a816fckn73oM</text:span></text:a></text:p>
      <text:p text:style-name="P4"><text:span text:style-name="Internet_20_link"/></text:p>
      <text:h text:style-name="Heading_20_2" text:outline-level="2"><text:span text:style-name="Internet_20_link"><text:span text:style-name="T19">Linear Actuators</text:span></text:span></text:h>
      <text:p text:style-name="P5"><text:span text:style-name="Internet_20_link"/></text:p>
      <table:table table:name="Table10" table:style-name="Table10">
        <table:table-column table:style-name="Table10.A"/>
        <table:table-column table:style-name="Table10.B"/>
        <table:table-row table:style-name="TableLine94797250971104">
          <table:table-cell table:style-name="Table10.A1" office:value-type="string">
            <text:p text:style-name="Table_20_Contents"><text:span text:style-name="Strong_20_Emphasis"><text:span text:style-name="T15">Model</text:span></text:span></text:p>
          </table:table-cell>
          <table:table-cell table:style-name="Table10.B1" office:value-type="string">
            <text:p text:style-name="P14">FD1</text:p>
          </table:table-cell>
        </table:table-row>
        <table:table-row table:style-name="TableLine94797251421632">
          <table:table-cell table:style-name="Table10.A2" office:value-type="string">
            <text:p text:style-name="Table_20_Contents"><text:span text:style-name="Strong_20_Emphasis"><text:span text:style-name="T15">Input voltage</text:span></text:span></text:p>
          </table:table-cell>
          <table:table-cell table:style-name="Table10.B2" office:value-type="string">
            <text:p text:style-name="P14">12V/24V/110V DC</text:p>
          </table:table-cell>
        </table:table-row>
        <table:table-row table:style-name="TableLine94797251451616">
          <table:table-cell table:style-name="Table10.A2" office:value-type="string">
            <text:p text:style-name="Table_20_Contents"><text:span text:style-name="Strong_20_Emphasis"><text:span text:style-name="T15">Load capacity</text:span></text:span></text:p>
          </table:table-cell>
          <table:table-cell table:style-name="Table10.B2" office:value-type="string">
            <text:p text:style-name="P14">Max 6000N (push) / 4000N (pull)</text:p>
          </table:table-cell>
        </table:table-row>
        <table:table-row table:style-name="TableLine94797251453328">
          <table:table-cell table:style-name="Table10.A2" office:value-type="string">
            <text:p text:style-name="Table_20_Contents"><text:span text:style-name="Strong_20_Emphasis"><text:span text:style-name="T15">Speed</text:span></text:span></text:p>
          </table:table-cell>
          <table:table-cell table:style-name="Table10.B2" office:value-type="string">
            <text:p text:style-name="P14">4 ~ 40mm/s (no load)</text:p>
          </table:table-cell>
        </table:table-row>
        <table:table-row table:style-name="TableLine94797251454960">
          <table:table-cell table:style-name="Table10.A2" office:value-type="string">
            <text:p text:style-name="Table_20_Contents"><text:span text:style-name="Strong_20_Emphasis"><text:span text:style-name="T15">Stroke</text:span></text:span></text:p>
          </table:table-cell>
          <table:table-cell table:style-name="Table10.B2" office:value-type="string">
            <text:p text:style-name="Table_20_Contents"><text:span text:style-name="T15">26mm ~ 1000mm (</text:span><text:span text:style-name="Strong_20_Emphasis"><text:span text:style-name="T15">Customized Stroke Available</text:span></text:span><text:span text:style-name="T15">)</text:span></text:p>
          </table:table-cell>
        </table:table-row>
        <table:table-row table:style-name="TableLine94797251483888">
          <table:table-cell table:style-name="Table10.A2" office:value-type="string">
            <text:p text:style-name="Table_20_Contents"><text:span text:style-name="Strong_20_Emphasis"><text:span text:style-name="T15">Duty cycle</text:span></text:span></text:p>
          </table:table-cell>
          <table:table-cell table:style-name="Table10.B2" office:value-type="string">
            <text:p text:style-name="P14">10%</text:p>
          </table:table-cell>
        </table:table-row>
        <table:table-row table:style-name="TableLine94797251487408">
          <table:table-cell table:style-name="Table10.A2" office:value-type="string">
            <text:p text:style-name="Table_20_Contents"><text:span text:style-name="Strong_20_Emphasis"><text:span text:style-name="T15">Limit switches</text:span></text:span></text:p>
          </table:table-cell>
          <table:table-cell table:style-name="Table10.B2" office:value-type="string">
            <text:p text:style-name="P14">Built-in, factory preset</text:p>
          </table:table-cell>
        </table:table-row>
        <table:table-row table:style-name="TableLine94797251503760">
          <table:table-cell table:style-name="Table10.A2" office:value-type="string">
            <text:p text:style-name="Table_20_Contents"><text:span text:style-name="Strong_20_Emphasis"><text:span text:style-name="T15">Operation temperature</text:span></text:span></text:p>
          </table:table-cell>
          <table:table-cell table:style-name="Table10.B2" office:value-type="string">
            <text:p text:style-name="P14">-20°C~ +40°C</text:p>
          </table:table-cell>
        </table:table-row>
        <table:table-row table:style-name="TableLine94797251505232">
          <table:table-cell table:style-name="Table10.A2" office:value-type="string">
            <text:p text:style-name="Table_20_Contents"><text:span text:style-name="Strong_20_Emphasis"><text:span text:style-name="T15">Noise decibel</text:span></text:span></text:p>
          </table:table-cell>
          <table:table-cell table:style-name="Table10.B2" office:value-type="string">
            <text:p text:style-name="P13">≤<text:span text:style-name="T14">48 dB</text:span></text:p>
          </table:table-cell>
        </table:table-row>
        <table:table-row table:style-name="TableLine94797251438080">
          <table:table-cell table:style-name="Table10.A2" office:value-type="string">
            <text:p text:style-name="Table_20_Contents"><text:span text:style-name="Strong_20_Emphasis"><text:span text:style-name="T15">Protection class</text:span></text:span></text:p>
          </table:table-cell>
          <table:table-cell table:style-name="Table10.B2" office:value-type="string">
            <text:p text:style-name="P14">IP44</text:p>
          </table:table-cell>
        </table:table-row>
        <table:table-row table:style-name="TableLine94797251405952">
          <table:table-cell table:style-name="Table10.A11" office:value-type="string">
            <text:p text:style-name="Table_20_Contents"><text:span text:style-name="Strong_20_Emphasis"><text:span text:style-name="T15">Minimum installation distance</text:span></text:span></text:p>
          </table:table-cell>
          <table:table-cell table:style-name="Table10.B11" office:value-type="string">
            <text:p text:style-name="P13">≥<text:span text:style-name="T14">stroke+160mm</text:span></text:p>
          </table:table-cell>
        </table:table-row>
      </table:table>
      <text:p text:style-name="P5"><text:span text:style-name="Internet_20_link"/></text:p>
      <text:p text:style-name="P5"><text:a xlink:type="simple" xlink:href="https://www.alibaba.com/product-detail/12V-24V-electric-linear-actuator_317110836.html?spm=a2700.galleryofferlist.topad_classic.d_title.148f1ba8zJ4gv2" text:style-name="Internet_20_link" text:visited-style-name="Visited_20_Internet_20_Link"><text:span text:style-name="Internet_20_link">https://www.alibaba.com/product-detail/12V-24V-electric-linear-actuator_317110836.html?spm=a2700.galleryofferlist.topad_classic.d_title.148f1ba8zJ4gv2</text:span></text:a></text:p>
      <text:p text:style-name="P5"><text:span text:style-name="Internet_20_link"/></text:p>
      <text:p text:style-name="P5"><text:span text:style-name="Internet_20_link"/></text:p>
      <text:h text:style-name="Heading_20_2" text:outline-level="2"><text:span text:style-name="Internet_20_link"><text:span text:style-name="T18">CV Axels 150</text:span></text:span></text:h>
      <text:p text:style-name="P5"><text:span text:style-name="Internet_20_link">https://www.alibaba.com/product-detail/EPX-Front-left-Axle-Driving-Shaft_1600380300483.html?spm=a2700.wholesale.0.0.f2636e101nnIAB</text:span></text:p>
      <text:h text:style-name="P21" text:outline-level="2"><text:span text:style-name="T11">F</text:span>rame &amp; Materials <text:span text:style-name="T16">(</text:span><text:span text:style-name="T8">TO BE REDESIGNED</text:span><text:span text:style-name="T16">)</text:span></text:h>
      <text:p text:style-name="P8"><text:span text:style-name="T1">Base = 2</text:span><text:span text:style-name="T3">m </text:span><text:span text:style-name="T1">x 3</text:span><text:span text:style-name="T3">m</text:span></text:p>
      <text:p text:style-name="P8"><text:span text:style-name="T1">Roof = 2</text:span><text:span text:style-name="T3">m </text:span><text:span text:style-name="T1">x 3</text:span><text:span text:style-name="T3">m</text:span></text:p>
      <text:p text:style-name="P8"><text:span text:style-name="T1">Sides = 3</text:span><text:span text:style-name="T3">m</text:span><text:span text:style-name="T1"> x 1.5</text:span><text:span text:style-name="T3">m</text:span></text:p>
      <text:p text:style-name="P8"><text:span text:style-name="T1">Ends = 1.5</text:span><text:span text:style-name="T3">m</text:span><text:span text:style-name="T1"> x 2</text:span><text:span text:style-name="T3">m</text:span></text:p>
      <text:p text:style-name="P28">(20 x 20 x 1.6mm) Galvanised Square Hollow Section</text:p>
      <text:p text:style-name="P16"/>
      <text:p text:style-name="P16">See Spreadsheet.<text:bookmark-end text:name="__DdeLink__512_144672906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, times"/>
  </office:font-face-decls>
  <office:styles>
    <draw:stroke-dash draw:name="Long_20_Dash" draw:display-name="Long Dash" draw:style="rect" draw:dots1="1" draw:dots1-length="227%" draw:distance="170%"/>
    <draw:stroke-dash draw:name="Long_20_Dot" draw:display-name="Long Dot" draw:style="rect" draw:dots1="1" draw:dots1-length="57%" draw:distance="17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A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A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holas Gould</meta:initial-creator>
    <meta:editing-cycles>14</meta:editing-cycles>
    <meta:creation-date>2022-07-22T22:41:00</meta:creation-date>
    <dc:date>2022-08-18T13:23:20.518938487</dc:date>
    <meta:editing-duration>PT9H56M15S</meta:editing-duration>
    <meta:generator>LibreOffice/7.3.4.2$Linux_X86_64 LibreOffice_project/30$Build-2</meta:generator>
    <meta:document-statistic meta:table-count="1" meta:image-count="0" meta:object-count="1" meta:page-count="6" meta:paragraph-count="86" meta:word-count="592" meta:character-count="4228" meta:non-whitespace-character-count="3713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54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2.84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9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 style:data-style-name="N4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4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4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4"/>
    <style:style style:name="ce26" style:family="table-cell" style:parent-style-name="Default" style:data-style-name="N4">
      <style:table-cell-properties fo:border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4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 style:data-style-name="N4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4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4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4"/>
    <style:style style:name="ce17" style:family="table-cell" style:parent-style-name="Default" style:data-style-name="N4">
      <style:table-cell-properties fo:border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4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ST and WEIGH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ce18"/>
        <table:table-row table:style-name="ro1" table:number-rows-repeated="4">
          <table:table-cell table:number-columns-repeated="3"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ce10"/>
          <table:table-cell table:style-name="ce13" office:value-type="string" calcext:value-type="string">
            <text:p>Weight (kg)</text:p>
          </table:table-cell>
          <table:table-cell table:style-name="ce17" office:value-type="string" calcext:value-type="string">
            <text:p>Cost (AUD$)</text:p>
          </table:table-cell>
        </table:table-row>
        <table:table-row table:style-name="ro3">
          <table:table-cell table:number-columns-repeated="2"/>
          <table:table-cell table:style-name="ce11" office:value-type="string" calcext:value-type="string">
            <text:p>Passengers/load <text:span text:style-name="T1">1</text:span></text:p>
          </table:table-cell>
          <table:table-cell table:style-name="ce14" table:formula="of:=+4*80" office:value-type="float" office:value="320" calcext:value-type="float">
            <text:p>320.00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table:number-columns-repeated="2"/>
          <table:table-cell table:style-name="ce11" office:value-type="string" calcext:value-type="string">
            <text:p>Frame</text:p>
          </table:table-cell>
          <table:table-cell office:value-type="float" office:value="96.2287517593459" calcext:value-type="float">
            <text:p>96.23</text:p>
          </table:table-cell>
          <table:table-cell office:value-type="float" office:value="573.996063125924" calcext:value-type="float">
            <text:p>574.00</text:p>
          </table:table-cell>
        </table:table-row>
        <table:table-row table:style-name="ro3">
          <table:table-cell table:number-columns-repeated="2"/>
          <table:table-cell table:style-name="ce11" office:value-type="string" calcext:value-type="string">
            <text:p>Fibreglass skin <text:span text:style-name="T1">2</text:span></text:p>
          </table:table-cell>
          <table:table-cell office:value-type="float" office:value="1.485" calcext:value-type="float">
            <text:p>1.49</text:p>
          </table:table-cell>
          <table:table-cell office:value-type="float" office:value="1215" calcext:value-type="float">
            <text:p>1,215.00</text:p>
          </table:table-cell>
        </table:table-row>
        <table:table-row table:style-name="ro3">
          <table:table-cell table:number-columns-repeated="2"/>
          <table:table-cell table:style-name="ce11" office:value-type="string" calcext:value-type="string">
            <text:p>Motors <text:span text:style-name="T1">3</text:span></text:p>
          </table:table-cell>
          <table:table-cell office:value-type="float" office:value="16" calcext:value-type="float">
            <text:p>16.00</text:p>
          </table:table-cell>
          <table:table-cell office:value-type="float" office:value="2080" calcext:value-type="float">
            <text:p>2,080.00</text:p>
          </table:table-cell>
        </table:table-row>
        <table:table-row table:style-name="ro3">
          <table:table-cell table:number-columns-repeated="2"/>
          <table:table-cell table:style-name="ce11" office:value-type="string" calcext:value-type="string">
            <text:p>Batteries <text:span text:style-name="T1">3</text:span></text:p>
          </table:table-cell>
          <table:table-cell office:value-type="float" office:value="17.5" calcext:value-type="float">
            <text:p>17.50</text:p>
          </table:table-cell>
          <table:table-cell table:formula="of:=78.5*7" office:value-type="float" office:value="549.5" calcext:value-type="float">
            <text:p>549.50</text:p>
          </table:table-cell>
        </table:table-row>
        <table:table-row table:style-name="ro2">
          <table:table-cell table:number-columns-repeated="2"/>
          <table:table-cell table:style-name="ce11" office:value-type="string" calcext:value-type="string">
            <text:p>Wheels</text:p>
          </table:table-cell>
          <table:table-cell office:value-type="float" office:value="105" calcext:value-type="float">
            <text:p>105.00</text:p>
          </table:table-cell>
          <table:table-cell office:value-type="string" calcext:value-type="string">
            <text:p>xxxx</text:p>
          </table:table-cell>
        </table:table-row>
        <table:table-row table:style-name="ro2">
          <table:table-cell table:number-columns-repeated="2"/>
          <table:table-cell table:style-name="ce11" office:value-type="string" calcext:value-type="string">
            <text:p>Screen (58” kogan)</text:p>
          </table:table-cell>
          <table:table-cell office:value-type="float" office:value="20" calcext:value-type="float">
            <text:p>20.00</text:p>
          </table:table-cell>
          <table:table-cell office:value-type="float" office:value="500" calcext:value-type="float">
            <text:p>500.00</text:p>
          </table:table-cell>
        </table:table-row>
        <table:table-row table:style-name="ro3">
          <table:table-cell table:number-columns-repeated="2"/>
          <table:table-cell table:style-name="ce11" office:value-type="string" calcext:value-type="string">
            <text:p>Steering &amp; suspension <text:span text:style-name="T1">4</text:span></text:p>
          </table:table-cell>
          <table:table-cell office:value-type="float" office:value="20" calcext:value-type="float">
            <text:p>20.00</text:p>
          </table:table-cell>
          <table:table-cell office:value-type="float" office:value="1000" calcext:value-type="float">
            <text:p>1,000.00</text:p>
          </table:table-cell>
        </table:table-row>
        <table:table-row table:style-name="ro3">
          <table:table-cell table:number-columns-repeated="2"/>
          <table:table-cell table:style-name="ce11" office:value-type="string" calcext:value-type="string">
            <text:p>Seats <text:span text:style-name="T1">3</text:span></text:p>
          </table:table-cell>
          <table:table-cell office:value-type="float" office:value="120" calcext:value-type="float">
            <text:p>120.00</text:p>
          </table:table-cell>
          <table:table-cell office:value-type="float" office:value="1000" calcext:value-type="float">
            <text:p>1,000.00</text:p>
          </table:table-cell>
        </table:table-row>
        <table:table-row table:style-name="ro2">
          <table:table-cell table:number-columns-repeated="3"/>
          <table:table-cell table:style-name="ce16" table:formula="of:=SUM([.D6:.D14])" office:value-type="float" office:value="716.213751759346" calcext:value-type="float">
            <text:p>716.21</text:p>
          </table:table-cell>
          <table:table-cell table:style-name="ce16" table:formula="of:=SUM([.E6:.E14])" office:value-type="float" office:value="6918.49606312592" calcext:value-type="float">
            <text:p>6,918.50</text:p>
          </table:table-cell>
        </table:table-row>
        <table:table-row table:style-name="ro2">
          <table:table-cell table:number-columns-repeated="3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 – not included in typical power to weight calcs</text:p>
          </table:table-cell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2 – Could go open frame / dune buggy style.</text:p>
          </table:table-cell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3 – doesn’t include freight uggh.</text:p>
          </table:table-cell>
          <table:table-cell table:style-name="ce16" table:number-columns-repeated="2"/>
        </table:table-row>
        <table:table-row table:style-name="ro2">
          <table:table-cell table:number-columns-repeated="2"/>
          <table:table-cell table:style-name="ce12" office:value-type="string" calcext:value-type="string">
            <text:p>4 – Wild estimate</text:p>
          </table:table-cell>
          <table:table-cell table:style-name="ce16"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0">
      <number:day/>
      <number:text>/</number:text>
      <number:month number:style="long"/>
      <number:text>/</number:text>
      <number:year number:style="long"/>
    </number:date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time-style style:name="N137">
      <number:minutes number:style="long"/>
      <number:text>:</number:text>
      <number:seconds number:style="long"/>
    </number:time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time-style style:name="N135">
      <number:hours/>
      <number:text>:</number:text>
      <number:minutes number:style="long"/>
      <number:text>:</number:text>
      <number:seconds number:style="long"/>
    </number:time-style>
    <number:date-style style:name="N134">
      <number:month number:textual="true"/>
      <number:text>-</number:text>
      <number:year/>
    </number:date-style>
    <number:time-style style:name="N138">
      <number:hours/>
      <number:text>:</number:text>
      <number:minutes number:style="long"/>
    </number:time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currency-style style:name="N12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2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2P2" style:volatile="true">
      <number:currency-symbol/>
      <number:fill-character> </number:fill-character>
      <number:text>-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1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3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30">
      <number:minutes number:style="long"/>
      <number:text>:</number:text>
      <number:seconds number:style="long" number:decimal-places="1"/>
    </number:time-style>
    <number:time-style style:name="N118">
      <number:hours/>
      <number:text>:</number:text>
      <number:minutes number:style="long"/>
      <number:text> </number:text>
      <number:am-pm/>
    </number:time-style>
    <number:date-style style:name="N131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5">
      <number:day/>
      <number:text>-</number:text>
      <number:month number:textual="true"/>
      <number:text>-</number:text>
      <number:year/>
    </number:date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32">
      <number:day/>
      <number:text>-</number:text>
      <number:month number:textual="true"/>
    </number:dat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